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30%" fo:orphans="2" fo:widows="2" fo:text-indent="0cm" style:auto-text-indent="false"/>
    </style:style>
    <style:style style:name="P2" style:family="paragraph" style:parent-style-name="Heading_20_4">
      <style:paragraph-properties fo:margin-left="0cm" fo:margin-right="0cm" fo:orphans="2" fo:widows="2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 fo:background-color="#ffff00"/>
    </style:style>
    <style:style style:name="P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 fo:background-color="#ffff00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Roboto" fo:font-style="normal" fo:font-weight="normal"/>
    </style:style>
    <style:style style:name="T2" style:family="text">
      <style:text-properties fo:font-variant="normal" fo:text-transform="none" style:font-name="Roboto" fo:font-style="normal" fo:font-weight="normal" fo:background-color="#ffff00" loext:char-shading-value="0"/>
    </style:style>
    <style:style style:name="T3" style:family="text">
      <style:text-properties fo:font-variant="normal" fo:text-transform="none" style:font-name="Roboto" fo:font-style="normal" fo:font-weight="normal" fo:background-color="#ffff00" loext:char-shading-value="0"/>
    </style:style>
    <style:style style:name="T4" style:family="text">
      <style:text-properties fo:font-variant="normal" fo:text-transform="none" fo:color="#000000" loext:opacity="87%" style:font-name="Roboto" fo:font-size="12pt" fo:font-style="normal" fo:font-weight="normal"/>
    </style:style>
    <style:style style:name="T5" style:family="text">
      <style:text-properties fo:font-variant="normal" fo:text-transform="none" fo:color="#000000" loext:opacity="87%" style:font-name="Roboto" fo:font-size="12pt" fo:font-style="normal" fo:font-weight="normal" fo:background-color="#ffff00" loext:char-shading-value="0"/>
    </style:style>
    <style:style style:name="T6" style:family="text">
      <style:text-properties fo:font-variant="normal" fo:text-transform="none" fo:color="#000000" loext:opacity="87%" style:font-name="Roboto" fo:font-size="12pt" fo:font-style="normal" fo:font-weight="normal" fo:background-color="#ffff00" loext:char-shading-value="0"/>
    </style:style>
    <style:style style:name="T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87%" style:font-name="Roboto" fo:font-size="12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000000" loext:opacity="87%" style:font-name="Roboto" fo:font-size="12pt" fo:letter-spacing="normal" fo:font-style="normal" fo:font-weight="normal" fo:background-color="#ffff00" loext:char-shading-value="0"/>
    </style:style>
    <style:style style:name="T10" style:family="text">
      <style:text-properties fo:font-variant="normal" fo:text-transform="none" fo:color="#000000" loext:opacity="87%" style:font-name="var md-code-font-family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87%" style:font-name="var md-code-font-family" fo:font-size="12pt" fo:letter-spacing="normal" fo:font-style="normal" fo:font-weight="normal" fo:background-color="#ffff00" loext:char-shading-value="0" loext:padding="0cm" loext:border="none"/>
    </style:style>
    <style:style style:name="T12" style:family="text">
      <style:text-properties fo:font-variant="normal" fo:text-transform="none" fo:color="#000000" loext:opacity="87%" style:font-name="var md-code-font-family" fo:font-size="12pt" fo:letter-spacing="normal" fo:font-style="normal" fo:font-weight="normal" fo:background-color="#ffff00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ejercicios-basicos-de-javascript"/><text:span text:style-name="Strong_20_Emphasis"><text:span text:style-name="T3">Ejercicios Básicos de JavaScript</text:span></text:span></text:h>
      <text:h text:style-name="P2" text:outline-level="4"><text:bookmark text:name="nivel-1-principiante"/><text:span text:style-name="Strong_20_Emphasis"><text:span text:style-name="T6">Nivel 1: Principiante</text:span></text:span></text:h>
      <text:list text:style-name="L1">
        <text:list-item>
          <text:p text:style-name="P9"><text:span text:style-name="Strong_20_Emphasis"><text:span text:style-name="T9">Declaración e Inicialización de Variables</text:span></text:span></text:p>
          <text:list>
            <text:list-item>
              <text:p text:style-name="P8"><text:span text:style-name="T9">Declara tres variables usando </text:span><text:span text:style-name="Source_20_Text"><text:span text:style-name="T12">let</text:span></text:span><text:span text:style-name="T9">, </text:span><text:span text:style-name="Source_20_Text"><text:span text:style-name="T12">const</text:span></text:span><text:span text:style-name="T9">, y </text:span><text:span text:style-name="Source_20_Text"><text:span text:style-name="T12">var</text:span></text:span><text:span text:style-name="T9">. Inicializa una con tu nombre, otra con tu edad, y otra con un booleano que indique si te gusta programar. Muestra los valores en la consola.</text:span></text:p>
            </text:list-item>
          </text:list>
        </text:list-item>
        <text:list-item>
          <text:p text:style-name="P9"><text:span text:style-name="Strong_20_Emphasis"><text:span text:style-name="T9">Suma de Dos Números</text:span></text:span></text:p>
          <text:list>
            <text:list-item>
              <text:p text:style-name="P8"><text:span text:style-name="T9">Declara dos variables </text:span><text:span text:style-name="Source_20_Text"><text:span text:style-name="T12">a</text:span></text:span><text:span text:style-name="T9"> y </text:span><text:span text:style-name="Source_20_Text"><text:span text:style-name="T12">b</text:span></text:span><text:span text:style-name="T9">, asígnales valores numéricos y muestra en la consola la suma de ambos.</text:span></text:p>
            </text:list-item>
          </text:list>
        </text:list-item>
        <text:list-item>
          <text:p text:style-name="P9"><text:span text:style-name="Strong_20_Emphasis"><text:span text:style-name="T9">Concatenación de Cadenas</text:span></text:span></text:p>
          <text:list>
            <text:list-item>
              <text:p text:style-name="P6">Declara dos variables con tu nombre y apellido. Concáténalas para mostrar tu nombre completo en la consola.</text:p>
            </text:list-item>
          </text:list>
        </text:list-item>
        <text:list-item>
          <text:p text:style-name="P9"><text:span text:style-name="Strong_20_Emphasis"><text:span text:style-name="T9">Conversión de Tipos</text:span></text:span></text:p>
          <text:list>
            <text:list-item>
              <text:p text:style-name="P8"><text:span text:style-name="T9">Declara una variable con el valor </text:span><text:span text:style-name="Source_20_Text"><text:span text:style-name="T12">"50"</text:span></text:span><text:span text:style-name="T9">. Convierte esta variable a un número utilizando </text:span><text:span text:style-name="Source_20_Text"><text:span text:style-name="T12">Number()</text:span></text:span><text:span text:style-name="T9"> y muestra el tipo resultante usando </text:span><text:span text:style-name="Source_20_Text"><text:span text:style-name="T12">typeof</text:span></text:span><text:span text:style-name="T9">.</text:span></text:p>
            </text:list-item>
          </text:list>
        </text:list-item>
        <text:list-item>
          <text:p text:style-name="P9"><text:span text:style-name="Strong_20_Emphasis"><text:span text:style-name="T9">Operaciones Matemáticas Básicas</text:span></text:span></text:p>
          <text:list>
            <text:list-item>
              <text:p text:style-name="P6">Declara dos variables numéricas. Realiza y muestra en la consola la suma, resta, multiplicación, y división de ambas.</text:p>
            </text:list-item>
          </text:list>
        </text:list-item>
        <text:list-item>
          <text:p text:style-name="P8"><text:span text:style-name="Strong_20_Emphasis"><text:span text:style-name="T9">Condicional Simple: Mayor o Menor</text:span></text:span></text:p>
          <text:list>
            <text:list-item>
              <text:p text:style-name="P7">Pide al usuario un número y verifica si es mayor o menor que 10. Muestra un mensaje indicando el resultado.</text:p>
            </text:list-item>
          </text:list>
        </text:list-item>
      </text:list>
      <text:h text:style-name="P2" text:outline-level="4"><text:bookmark text:name="nivel-2-intermedio"/><text:span text:style-name="Strong_20_Emphasis"><text:span text:style-name="T6">Nivel 2: Intermedio</text:span></text:span></text:h>
      <text:list text:style-name="L2">
        <text:list-item>
          <text:p text:style-name="P11"><text:span text:style-name="Strong_20_Emphasis"><text:span text:style-name="T9">Determinar Par o Impar</text:span></text:span></text:p>
          <text:list>
            <text:list-item>
              <text:p text:style-name="P10"><text:span text:style-name="T9">Escribe un programa que pida un número al usuario y determine si es par o impar usando un condicional </text:span><text:span text:style-name="Source_20_Text"><text:span text:style-name="T12">if-else</text:span></text:span><text:span text:style-name="T9">.</text:span></text:p>
            </text:list-item>
          </text:list>
        </text:list-item>
        <text:list-item>
          <text:p text:style-name="P11"><text:span text:style-name="Strong_20_Emphasis"><text:span text:style-name="T9">Contador de Números del 1 al 10</text:span></text:span></text:p>
          <text:list>
            <text:list-item>
              <text:p text:style-name="P10"><text:span text:style-name="T9">Usa un bucle </text:span><text:span text:style-name="Source_20_Text"><text:span text:style-name="T12">for</text:span></text:span><text:span text:style-name="T9"> para imprimir los números del 1 al 10 en la consola.</text:span></text:p>
            </text:list-item>
          </text:list>
        </text:list-item>
        <text:list-item>
          <text:p text:style-name="P11"><text:span text:style-name="Strong_20_Emphasis"><text:span text:style-name="T9">Calcular Factorial</text:span></text:span></text:p>
          <text:list>
            <text:list-item>
              <text:p text:style-name="P10"><text:span text:style-name="T9">Escribe un programa que pida un número al usuario y calcule su factorial utilizando un bucle </text:span><text:span text:style-name="Source_20_Text"><text:span text:style-name="T12">while</text:span></text:span><text:span text:style-name="T9">.</text:span></text:p>
            </text:list-item>
          </text:list>
        </text:list-item>
        <text:list-item>
          <text:p text:style-name="P11"><text:span text:style-name="Strong_20_Emphasis"><text:span text:style-name="T7">Tabla de Multiplicar</text:span></text:span></text:p>
          <text:list>
            <text:list-item>
              <text:p text:style-name="P10"><text:span text:style-name="T7">Pide al usuario un número y muestra su tabla de multiplicar del 1 al 10 usando un bucle </text:span><text:span text:style-name="Source_20_Text"><text:span text:style-name="T10">for</text:span></text:span><text:span text:style-name="T7">.</text:span></text:p>
            </text:list-item>
          </text:list>
        </text:list-item>
        <text:list-item>
          <text:p text:style-name="P11"><text:span text:style-name="Strong_20_Emphasis"><text:span text:style-name="T7">Contar Vocales en una Cadena</text:span></text:span></text:p>
          <text:list>
            <text:list-item>
              <text:p text:style-name="P3">Solicita al usuario una cadena de texto y cuenta cuántas vocales tiene. Imprime el resultado en la consola.</text:p>
            </text:list-item>
          </text:list>
        </text:list-item>
        <text:list-item>
          <text:p text:style-name="P10"><text:span text:style-name="Strong_20_Emphasis"><text:span text:style-name="T7">Array de Nombres</text:span></text:span></text:p>
          <text:list>
            <text:list-item>
              <text:p text:style-name="P11"><text:soft-page-break/><text:span text:style-name="T7">Declara un array con tres nombres y usa un bucle </text:span><text:span text:style-name="Source_20_Text"><text:span text:style-name="T10">for</text:span></text:span><text:span text:style-name="T7"> para imprimir cada nombre en la consola.</text:span></text:p>
            </text:list-item>
          </text:list>
        </text:list-item>
      </text:list>
      <text:h text:style-name="P2" text:outline-level="4"><text:bookmark text:name="nivel-3-avanzado"/><text:span text:style-name="Strong_20_Emphasis"><text:span text:style-name="T4">Nivel 3: Avanzado</text:span></text:span></text:h>
      <text:list text:style-name="L3">
        <text:list-item>
          <text:p text:style-name="P13"><text:span text:style-name="Strong_20_Emphasis"><text:span text:style-name="T7">Calculadora Básica</text:span></text:span></text:p>
          <text:list>
            <text:list-item>
              <text:p text:style-name="P12"><text:span text:style-name="T7">Crea un programa que pida dos números y un operador (</text:span><text:span text:style-name="Source_20_Text"><text:span text:style-name="T10">+</text:span></text:span><text:span text:style-name="T7">, </text:span><text:span text:style-name="Source_20_Text"><text:span text:style-name="T10">-</text:span></text:span><text:span text:style-name="T7">, </text:span><text:span text:style-name="Source_20_Text"><text:span text:style-name="T10">*</text:span></text:span><text:span text:style-name="T7">, </text:span><text:span text:style-name="Source_20_Text"><text:span text:style-name="T10">/</text:span></text:span><text:span text:style-name="T7">) al usuario. Realiza la operación y muestra el resultado en la consola.</text:span></text:p>
            </text:list-item>
          </text:list>
        </text:list-item>
        <text:list-item>
          <text:p text:style-name="P13"><text:span text:style-name="Strong_20_Emphasis"><text:span text:style-name="T7">Contador de Palabras</text:span></text:span></text:p>
          <text:list>
            <text:list-item>
              <text:p text:style-name="P12"><text:span text:style-name="T7">Solicita una frase al usuario y cuenta cuántas palabras tiene. Usa </text:span><text:span text:style-name="Source_20_Text"><text:span text:style-name="T10">split()</text:span></text:span><text:span text:style-name="T7"> para separar las palabras y cuenta la longitud del array resultante.</text:span></text:p>
            </text:list-item>
          </text:list>
        </text:list-item>
        <text:list-item>
          <text:p text:style-name="P13"><text:span text:style-name="Strong_20_Emphasis"><text:span text:style-name="T7">Invertir una Cadena</text:span></text:span></text:p>
          <text:list>
            <text:list-item>
              <text:p text:style-name="P4">Escribe un programa que tome una cadena ingresada por el usuario e imprima la cadena invertida.</text:p>
            </text:list-item>
          </text:list>
        </text:list-item>
        <text:list-item>
          <text:p text:style-name="P13"><text:span text:style-name="Strong_20_Emphasis"><text:span text:style-name="T7">Encuentra el Número Mayor</text:span></text:span></text:p>
          <text:list>
            <text:list-item>
              <text:p text:style-name="P4">Pide tres números al usuario y determina cuál es el mayor utilizando condicionales.</text:p>
            </text:list-item>
          </text:list>
        </text:list-item>
        <text:list-item>
          <text:p text:style-name="P13"><text:span text:style-name="Strong_20_Emphasis"><text:span text:style-name="T7">Número Primo</text:span></text:span></text:p>
          <text:list>
            <text:list-item>
              <text:p text:style-name="P4">Pide al usuario un número y determina si es primo. Imprime un mensaje indicando si es primo o no.</text:p>
            </text:list-item>
          </text:list>
        </text:list-item>
        <text:list-item>
          <text:p text:style-name="P13"><text:span text:style-name="Strong_20_Emphasis"><text:span text:style-name="T7">Clase Básica de Círculo</text:span></text:span></text:p>
          <text:list>
            <text:list-item>
              <text:p text:style-name="P12"><text:span text:style-name="T7">Crea una clase </text:span><text:span text:style-name="Source_20_Text"><text:span text:style-name="T10">Círculo</text:span></text:span><text:span text:style-name="T7"> con un atributo </text:span><text:span text:style-name="Source_20_Text"><text:span text:style-name="T10">radio</text:span></text:span><text:span text:style-name="T7">. Añade un método para calcular el área del círculo. Instancia la clase y muestra el área en la consola.</text:span></text:p>
            </text:list-item>
          </text:list>
        </text:list-item>
        <text:list-item>
          <text:p text:style-name="P13"><text:span text:style-name="Strong_20_Emphasis"><text:span text:style-name="T7">Sistema de Notas</text:span></text:span></text:p>
          <text:list>
            <text:list-item>
              <text:p text:style-name="P4">Pide al usuario su calificación y usa condicionales para determinar si aprobó o reprobó. Usa las siguientes reglas: ≥ 60 aprobado, &lt; 60 reprobado.</text:p>
            </text:list-item>
          </text:list>
        </text:list-item>
        <text:list-item>
          <text:p text:style-name="P12"><text:span text:style-name="Strong_20_Emphasis"><text:span text:style-name="T7">Gestión de Tareas (Clases y Arrays)</text:span></text:span></text:p>
          <text:list>
            <text:list-item>
              <text:p text:style-name="P13"><text:span text:style-name="T7">Crea una clase </text:span><text:span text:style-name="Source_20_Text"><text:span text:style-name="T10">Tarea</text:span></text:span><text:span text:style-name="T7"> con atributos </text:span><text:span text:style-name="Source_20_Text"><text:span text:style-name="T10">nombre</text:span></text:span><text:span text:style-name="T7"> y </text:span><text:span text:style-name="Source_20_Text"><text:span text:style-name="T10">completada</text:span></text:span><text:span text:style-name="T7">. Crea un array de tareas y añade métodos para agregar, completar y mostrar tareas pendientes o completadas.</text:span></text:p>
            </text:list-item>
          </text:list>
        </text:list-item>
      </text:list>
      <text:h text:style-name="P2" text:outline-level="4"><text:bookmark text:name="nivel-4-desafio"/><text:span text:style-name="Strong_20_Emphasis"><text:span text:style-name="T4">Nivel 4: Desafío</text:span></text:span></text:h>
      <text:list text:style-name="L4">
        <text:list-item>
          <text:p text:style-name="P14"><text:span text:style-name="Strong_20_Emphasis"><text:span text:style-name="T7">Generador de Contraseñas Aleatorias</text:span></text:span></text:p>
          <text:list>
            <text:list-item>
              <text:p text:style-name="P14"><text:span text:style-name="T7">Crea una función que genere contraseñas aleatorias de longitud </text:span><text:span text:style-name="Source_20_Text"><text:span text:style-name="T10">n</text:span></text:span><text:span text:style-name="T7"> usando caracteres alfanuméricos. Pide al usuario la longitud de la contraseña y genera una.</text:span></text:p>
            </text:list-item>
          </text:list>
        </text:list-item>
        <text:list-item>
          <text:p text:style-name="P14"><text:span text:style-name="Strong_20_Emphasis"><text:span text:style-name="T7">Calculadora de Edad</text:span></text:span></text:p>
          <text:list>
            <text:list-item>
              <text:p text:style-name="P14"><text:span text:style-name="T7">Pide al usuario su fecha de nacimiento y calcula su edad actual. Usa la clase </text:span><text:span text:style-name="Source_20_Text"><text:span text:style-name="T10">Date</text:span></text:span><text:span text:style-name="T7"> para realizar los cálculos.</text:span></text:p>
            </text:list-item>
          </text:list>
        </text:list-item>
        <text:list-item>
          <text:p text:style-name="P14"><text:span text:style-name="Strong_20_Emphasis"><text:span text:style-name="T7">Fibonacci con Bucle</text:span></text:span></text:p>
          <text:list>
            <text:list-item>
              <text:p text:style-name="P5"><text:soft-page-break/>Crea un programa que genere la secuencia de Fibonacci hasta el décimo término usando un bucle.</text:p>
            </text:list-item>
          </text:list>
        </text:list-item>
        <text:list-item>
          <text:p text:style-name="P14"><text:span text:style-name="Strong_20_Emphasis"><text:span text:style-name="T7">Ordenar Números de un Array</text:span></text:span></text:p>
          <text:list>
            <text:list-item>
              <text:p text:style-name="P14"><text:span text:style-name="T7">Crea un array con números desordenados y escribe un programa que los ordene de menor a mayor sin usar el método </text:span><text:span text:style-name="Source_20_Text"><text:span text:style-name="T10">.sort()</text:span></text:span><text:span text:style-name="T7">.</text:span></text:p>
            </text:list-item>
          </text:list>
        </text:list-item>
        <text:list-item>
          <text:p text:style-name="P14"><text:span text:style-name="Strong_20_Emphasis"><text:span text:style-name="T7">Adivina el Número</text:span></text:span></text:p>
          <text:list>
            <text:list-item>
              <text:p text:style-name="P5">Crea un juego donde la máquina elija un número aleatorio entre 1 y 100. El usuario debe adivinarlo con pistas como “mayor” o “menor” hasta acertar.</text:p>
            </text:list-item>
          </text:list>
        </text:list-item>
        <text:list-item>
          <text:p text:style-name="P14"><text:span text:style-name="Strong_20_Emphasis"><text:span text:style-name="T7">Sistema de Gestión de Libros (Clases)</text:span></text:span></text:p>
          <text:list>
            <text:list-item>
              <text:p text:style-name="P14"><text:span text:style-name="T7">Crea una clase </text:span><text:span text:style-name="Source_20_Text"><text:span text:style-name="T10">Libro</text:span></text:span><text:span text:style-name="T7"> con atributos </text:span><text:span text:style-name="Source_20_Text"><text:span text:style-name="T10">título</text:span></text:span><text:span text:style-name="T7">, </text:span><text:span text:style-name="Source_20_Text"><text:span text:style-name="T10">autor</text:span></text:span><text:span text:style-name="T7"> y </text:span><text:span text:style-name="Source_20_Text"><text:span text:style-name="T10">año</text:span></text:span><text:span text:style-name="T7">. Añade métodos para mostrar la información del libro y gestionar una biblioteca añadiendo, eliminando y mostrando libros.</text:span></text:p>
            </text:list-item>
          </text:list>
        </text:list-item>
        <text:list-item>
          <text:p text:style-name="P14"><text:span text:style-name="Strong_20_Emphasis"><text:span text:style-name="T7">Simulador de Compra de Tienda</text:span></text:span></text:p>
          <text:list>
            <text:list-item>
              <text:p text:style-name="P5">Crea un programa donde el usuario ingrese el precio de varios productos y calcule el total a pagar con un 10% de descuento si la compra supera los 100 euros.</text:p>
            </text:list-item>
          </text:list>
        </text:list-item>
        <text:list-item>
          <text:p text:style-name="P14"><text:span text:style-name="Strong_20_Emphasis"><text:span text:style-name="T7">Calculadora de Promedio de Calificaciones</text:span></text:span></text:p>
          <text:list>
            <text:list-item>
              <text:p text:style-name="P5">Pide al usuario ingresar varias calificaciones y calcula el promedio. Muestra si aprobó o reprobó basándose en el promedio calculado.</text:p>
            </text:list-item>
          </text:list>
        </text:list-item>
        <text:list-item>
          <text:p text:style-name="P14"><text:span text:style-name="Strong_20_Emphasis"><text:span text:style-name="T7">Generar Números Aleatorios sin Repetir</text:span></text:span></text:p>
          <text:list>
            <text:list-item>
              <text:p text:style-name="P5">Escribe un programa que genere 5 números aleatorios entre 1 y 20 sin que se repitan y los muestre en pantalla.</text:p>
            </text:list-item>
          </text:list>
        </text:list-item>
        <text:list-item>
          <text:p text:style-name="P14"><text:span text:style-name="Strong_20_Emphasis"><text:span text:style-name="T7">Sistema de Reservas de Asientos (Matrices)</text:span></text:span></text:p>
          <text:list>
            <text:list-item>
              <text:p text:style-name="P5">Crea una matriz que simule un sistema de reservas de asientos en un teatro. Permite al usuario reservar, cancelar y ver el estado de los asient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var md-code-font-family" svg:font-family="'var md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8:31:37.418000000</meta:creation-date>
    <dc:date>2024-09-25T20:06:33.074000000</dc:date>
    <meta:editing-duration>PT1H7M54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65" meta:word-count="837" meta:character-count="4655" meta:non-whitespace-character-count="3943"/>
  </office:meta>
</office:document-meta>
</file>